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3cm" fo:break-before="auto" style:use-optimal-row-height="true"/>
    </style:style>
    <style:style style:name="ro2" style:family="table-row">
      <style:table-row-properties style:row-height="0.854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36cm" fo:break-before="auto" style:use-optimal-row-height="true"/>
    </style:style>
    <style:style style:name="ro5" style:family="table-row">
      <style:table-row-properties style:row-height="0.5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0">
            <text:p>30</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4">
            <text:p>14</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GTC_SLDev.xls</text:p>
          </table:table-cell>
          <table:table-cell table:style-name="ce8" office:value-type="float" office:value="8">
            <text:p>8</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7">
            <text:p>7</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ASIST.xls</text:p>
          </table:table-cell>
          <table:table-cell table:style-name="ce8" office:value-type="float" office:value="7">
            <text:p>7</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7">
            <text:p>7</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Timpani35.238.xls</text:p>
          </table:table-cell>
          <table:table-cell table:style-name="ce8" office:value-type="float" office:value="7">
            <text:p>7</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4">
            <text:p>4</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Agence_2006-2-OLD.XLS</text:p>
          </table:table-cell>
          <table:table-cell table:style-name="ce8" office:value-type="float" office:value="4">
            <text:p>4</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substitution.xls</text:p>
          </table:table-cell>
          <table:table-cell table:style-name="ce8" office:value-type="float" office:value="3">
            <text:p>3</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bug-226426_Bi-Wheeler Solutions_Trichur.xls</text:p>
          </table:table-cell>
          <table:table-cell table:style-name="ce8" office:value-type="float" office:value="2">
            <text:p>2</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If...Then...#Else Directiv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5" office:value-type="string">
            <text:p>Total Result</text:p>
          </table:table-cell>
          <table:table-cell table:style-name="ce9" office:value-type="float" office:value="171">
            <text:p>171</text:p>
          </table:table-cell>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sheet functions ( range params) </text:p>
          </table:table-cell>
          <table:table-cell office:value-type="float" office:value="1">
            <text:p>1</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PrintOut</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sheet functions ( when loading document )</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tiveWindow.ScrollWorkbookTab</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office:value-type="string">
            <text:p>Evaluate ( expressions )</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71">
            <text:p>171</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3">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3">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2">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3">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3">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4">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no easy solution available ) to fire f event when selection on a sheet is changed ( the problem is the range change and the many edge cases for this, and finding the right place in calc to hook into it )</text:p>
          </table:table-cell>
          <table:table-cell table:number-columns-repeated="3"/>
        </table:table-row>
        <table:table-row table:style-name="ro1">
          <table:table-cell table:style-name="ce10"/>
          <table:table-cell office:value-type="string">
            <text:p>TEC_structuring.xls</text:p>
          </table:table-cell>
          <table:table-cell/>
          <table:table-cell office:value-type="string">
            <text:p>Userforms support </text:p>
          </table:table-cell>
          <table:table-cell office:value-type="string">
            <text:p>no user form support</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3">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2">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3">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3">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5">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2">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3">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3">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3">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3">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3">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3">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3">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 ( we should ignore this I thing, it's useless, currently stubbed out )</text:p>
          </table:table-cell>
          <table:table-cell table:number-columns-repeated="3"/>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cell table:number-columns-repeated="3"/>
        </table:table-row>
        <table:table-row table:style-name="ro1">
          <table:table-cell office:value-type="string">
            <text:p>sheet functions ( when loading document )</text:p>
          </table:table-cell>
          <table:table-cell office:value-type="string">
            <text:p>substitution.xls</text:p>
          </table:table-cell>
          <table:table-cell/>
          <table:table-cell office:value-type="string">
            <text:p>sheet functions ( when loading document )</text:p>
          </table:table-cell>
          <table:table-cell office:value-type="string">
            <text:p>a cell function ( that is a macro ) when run on document load ( as part of the document re-calcuation ) fails as 'ThisComponent' is not set up properly at that time</text:p>
          </table:table-cell>
          <table:table-cell table:number-columns-repeated="3"/>
        </table:table-row>
        <table:table-row table:style-name="ro1">
          <table:table-cell office:value-type="string">
            <text:p>Evaluate ( expressions )</text:p>
          </table:table-cell>
          <table:table-cell office:value-type="string">
            <text:p>substitution.xls</text:p>
          </table:table-cell>
          <table:table-cell/>
          <table:table-cell office:value-type="string">
            <text:p>Evaluate ( expressions )</text:p>
          </table:table-cell>
          <table:table-cell office:value-type="string">
            <text:p>Use of evaluate to actually perform the calculation of an expression like ' 1+2^4'</text:p>
          </table:table-cell>
          <table:table-cell table:number-columns-repeated="3"/>
        </table:table-row>
        <table:table-row table:style-name="ro1">
          <table:table-cell office:value-type="string">
            <text:p>sheet functions ( range params) </text:p>
          </table:table-cell>
          <table:table-cell office:value-type="string">
            <text:p>substitution.xls</text:p>
          </table:table-cell>
          <table:table-cell/>
          <table:table-cell office:value-type="string">
            <text:p>sheet functions ( range params) </text:p>
          </table:table-cell>
          <table:table-cell office:value-type="string">
            <text:p>When ranges are passed to a sheet function they are passed as a Range object in vba, in calc they are passed as an array of arrays</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row>
        <table:table-row table:style-name="ro2">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row>
        <table:table-row table:style-name="ro1">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row>
        <table:table-row table:style-name="ro1">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row>
        <table:table-row table:style-name="ro1">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row>
      </table:table>
      <table:database-ranges>
        <table:database-range table:target-range-address="'Raw Data'.A1:'Raw Data'.B170" table:display-filter-buttons="true"/>
      </table:database-ranges>
      <table:data-pilot-tables>
        <table:data-pilot-table table:name="DataPilot1" table:application-data="" table:target-range-address="Analysis.A3:Analysis.B133" table:buttons="Analysis.A3 Analysis.A5" table:ignore-empty-rows="true">
          <table:source-cell-range table:cell-range-address="'Raw Data'.A1:'Raw Data'.B5991"/>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30" table:buttons="Analysis.D3 Analysis.D5" table:ignore-empty-rows="true">
          <table:source-cell-range table:cell-range-address="'Raw Data'.A1:'Raw Data'.B5991"/>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7-06-06">06/06/2007</text:date><text:time>10:4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211$Build-9151</meta:generator>
    <meta:initial-creator>Michael Meeks</meta:initial-creator>
    <meta:creation-date>2006-07-04T14:45:53</meta:creation-date>
    <dc:creator>Noel Power</dc:creator>
    <dc:date>2007-06-06T10:48:16</dc:date>
    <dc:language>en-GB</dc:language>
    <meta:editing-cycles>130</meta:editing-cycles>
    <meta:editing-duration>P2DT19H29M39S</meta:editing-duration>
    <meta:user-defined meta:name="Info 1"/>
    <meta:user-defined meta:name="Info 2"/>
    <meta:user-defined meta:name="Info 3"/>
    <meta:user-defined meta:name="Info 4"/>
    <meta:document-statistic meta:table-count="3" meta:cell-count="1095"/>
  </office:meta>
</office:document-meta>
</file>